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8003D7E706A2FDAEFC6.png" manifest:media-type="image/png"/>
  <manifest:file-entry manifest:full-path="Pictures/10000001000000AC0000009D4AC966C1FB35BA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cm" svg:y="4.175cm">
          <draw:image xlink:href="Pictures/1000000000000800000008003D7E706A2FDAEFC6.png" xlink:type="simple" xlink:show="embed" xlink:actuate="onLoad" draw:mime-type="image/png">
            <text:p/>
          </draw:image>
        </draw:frame>
        <draw:frame draw:style-name="gr2" draw:text-style-name="P1" draw:layer="layout" svg:width="1.552cm" svg:height="1.559cm" svg:x="7.052cm" svg:y="11.275cm">
          <draw:image xlink:href="Pictures/10000001000000AC0000009D4AC966C1FB35BA49.png" xlink:type="simple" xlink:show="embed" xlink:actuate="onLoad" draw:mime-type="image/png">
            <text:p/>
          </draw:image>
        </draw:frame>
        <draw:frame draw:style-name="gr2" draw:text-style-name="P1" draw:layer="layout" svg:width="1.552cm" svg:height="1.571cm" svg:x="6.956cm" svg:y="12.901cm">
          <draw:image xlink:href="Pictures/10000001000000AC0000009D4AC966C1FB35BA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11T16:45:28.656000000</dc:date>
    <meta:editing-duration>PT2M28S</meta:editing-duration>
    <meta:editing-cycles>1</meta:editing-cycles>
    <meta:document-statistic meta:object-count="3"/>
    <meta:generator>1_File_Viewer/7.3.0.0.alpha0$Windows_X86_64 LibreOffice_project/e65f6e87b1eb97a4a639c37fbe49997d18fd994a</meta:generator>
  </office:meta>
</office:document-meta>
</file>